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C5655E38E3EFB7BC.png" manifest:media-type="image/png"/>
  <manifest:file-entry manifest:full-path="Pictures/1000020100000280000001E0CD993F05D73AD3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9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8%" draw:contrast="-15%" draw:gamma="100%" draw:red="0%" draw:green="0%" draw:blue="0%" fo:clip="rect(2.284cm, 3.302cm, 2.541cm, 3.809cm)" draw:image-opacity="100%" style:mirror="none"/>
    </style:style>
    <style:style style:name="gr3" style:family="graphic" style:parent-style-name="standard">
      <style:graphic-properties draw:stroke="none" draw:fill-color="#ff3333" draw:opacity="50%" draw:textarea-vertical-align="middle"/>
    </style:style>
    <style:style style:name="gr4" style:family="graphic" style:parent-style-name="standard">
      <style:graphic-properties draw:stroke="none" draw:fill-color="#cc00cc" draw:opacity="50%" draw:textarea-vertical-align="middle"/>
    </style:style>
    <style:style style:name="gr5" style:family="graphic" style:parent-style-name="standard">
      <style:graphic-properties draw:stroke="none" draw:fill-color="#00ccff" draw:opacity="50%" draw:textarea-vertical-align="middle"/>
    </style:style>
    <style:style style:name="gr6" style:family="graphic" style:parent-style-name="standard">
      <style:graphic-properties draw:stroke="none" draw:fill-color="#ff9900" draw:opacity="50%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85cm, 3.302cm, 2.794cm, 3.555cm)" draw:image-opacity="100%" style:mirror="non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-color="#00cc33" draw:opacity="50%" draw:textarea-vertical-align="middle"/>
    </style:style>
    <style:style style:name="gr10" style:family="graphic" style:parent-style-name="standard">
      <style:graphic-properties draw:stroke="none" svg:stroke-color="#00ccff" draw:fill-color="#00ccff" draw:opacity="80%" draw:textarea-horizontal-align="justify" draw:textarea-vertical-align="middle" draw:auto-grow-height="false" fo:min-height="0.668cm" fo:min-width="1.18cm"/>
    </style:style>
    <style:style style:name="gr11" style:family="graphic" style:parent-style-name="standard">
      <style:graphic-properties draw:stroke="none" svg:stroke-color="#ff3333" draw:fill-color="#ff3333" draw:opacity="80%" draw:textarea-horizontal-align="justify" draw:textarea-vertical-align="middle" draw:auto-grow-height="false" fo:min-height="0.668cm" fo:min-width="1.18cm"/>
    </style:style>
    <style:style style:name="gr12" style:family="graphic" style:parent-style-name="standard">
      <style:graphic-properties draw:stroke="none" draw:fill-color="#9933ff" draw:opacity="80%" draw:textarea-horizontal-align="justify" draw:textarea-vertical-align="middle" draw:auto-grow-height="false" fo:min-height="0.668cm" fo:min-width="1.18cm"/>
    </style:style>
    <style:style style:name="gr13" style:family="graphic" style:parent-style-name="standard">
      <style:graphic-properties draw:stroke="none" draw:fill-color="#00cc00" draw:opacity="80%" draw:textarea-horizontal-align="justify" draw:textarea-vertical-align="middle" draw:auto-grow-height="false" fo:min-height="0.668cm" fo:min-width="1.18cm"/>
    </style:style>
    <style:style style:name="gr14" style:family="graphic" style:parent-style-name="standard">
      <style:graphic-properties draw:stroke="none" draw:fill-color="#ff9900" draw:opacity="80%" draw:textarea-horizontal-align="justify" draw:textarea-vertical-align="middle" draw:auto-grow-height="false" fo:min-height="0.668cm" fo:min-width="1.18cm"/>
    </style:style>
    <style:style style:name="gr15" style:family="graphic" style:parent-style-name="objectwithoutfill">
      <style:graphic-properties svg:stroke-width="0.035cm" svg:stroke-color="#000000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1.2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1.299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3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4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2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35cm" svg:stroke-color="#000000" draw:marker-start="Symmetric_20_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.9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31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 draw:opacity="50%"/>
      <style:paragraph-properties fo:text-align="center"/>
    </style:style>
    <style:style style:name="P5" style:family="paragraph">
      <loext:graphic-properties draw:fill-color="#cc00cc" draw:opacity="50%"/>
      <style:paragraph-properties fo:text-align="center"/>
    </style:style>
    <style:style style:name="P6" style:family="paragraph">
      <loext:graphic-properties draw:fill-color="#00ccff" draw:opacity="50%"/>
      <style:paragraph-properties fo:text-align="center"/>
    </style:style>
    <style:style style:name="P7" style:family="paragraph">
      <loext:graphic-properties draw:fill-color="#ff9900" draw:opacity="50%"/>
      <style:paragraph-properties fo:text-align="center"/>
    </style:style>
    <style:style style:name="P8" style:family="paragraph">
      <loext:graphic-properties draw:fill-color="#00cc33" draw:opacity="50%"/>
      <style:paragraph-properties fo:text-align="center"/>
    </style:style>
    <style:style style:name="P9" style:family="paragraph">
      <style:paragraph-properties fo:margin-top="0cm" fo:margin-bottom="0cm" fo:text-align="center"/>
      <style:text-properties fo:font-size="10pt"/>
    </style:style>
    <style:style style:name="P10" style:family="paragraph">
      <loext:graphic-properties draw:fill-color="#00ccff" draw:opacity="80%"/>
      <style:paragraph-properties fo:margin-top="0cm" fo:margin-bottom="0cm" fo:text-align="center"/>
      <style:text-properties fo:font-size="10pt"/>
    </style:style>
    <style:style style:name="P11" style:family="paragraph">
      <loext:graphic-properties draw:fill-color="#ff3333" draw:opacity="80%"/>
      <style:paragraph-properties fo:margin-top="0cm" fo:margin-bottom="0cm" fo:text-align="center"/>
      <style:text-properties fo:font-size="10pt"/>
    </style:style>
    <style:style style:name="P12" style:family="paragraph">
      <loext:graphic-properties draw:fill-color="#9933ff" draw:opacity="80%"/>
      <style:paragraph-properties fo:margin-top="0cm" fo:margin-bottom="0cm" fo:text-align="center"/>
      <style:text-properties fo:font-size="10pt"/>
    </style:style>
    <style:style style:name="P13" style:family="paragraph">
      <loext:graphic-properties draw:fill-color="#00cc00" draw:opacity="80%"/>
      <style:paragraph-properties fo:margin-top="0cm" fo:margin-bottom="0cm" fo:text-align="center"/>
      <style:text-properties fo:font-size="10pt"/>
    </style:style>
    <style:style style:name="P14" style:family="paragraph">
      <loext:graphic-properties draw:fill-color="#ff9900" draw:opacity="80%"/>
      <style:paragraph-properties fo:margin-top="0cm" fo:margin-bottom="0cm" fo:text-align="center"/>
      <style:text-properties fo:font-size="10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none" draw:fill-color="#ffffff"/>
      <style:paragraph-properties fo:text-align="center"/>
      <style:text-properties fo:font-size="10pt" fo:font-weight="bold"/>
    </style:style>
    <style:style style:name="P17" style:family="paragraph">
      <loext:graphic-properties draw:fill-color="#ffffff"/>
    </style:style>
    <style:style style:name="P18" style:family="paragraph">
      <loext:graphic-properties draw:fill-color="#000000"/>
      <style:paragraph-properties fo:text-align="center"/>
      <style:text-properties fo:font-size="10pt" fo:font-weight="bold" style:font-size-asian="10pt" style:font-size-complex="10pt"/>
    </style:style>
    <style:style style:name="P19" style:family="paragraph">
      <loext:graphic-properties draw:fill-color="#000000"/>
      <style:paragraph-properties fo:text-align="center"/>
      <style:text-properties fo:font-size="10pt" fo:font-weight="bold"/>
    </style:style>
    <style:style style:name="P20" style:family="paragraph">
      <loext:graphic-properties draw:fill="none" draw:fill-color="#ffffff"/>
      <style:paragraph-properties fo:text-align="center"/>
      <style:text-properties fo:font-size="10pt" fo:font-weight="normal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fo:font-size="10pt" fo:font-weight="bold"/>
    </style:style>
    <style:style style:name="T4" style:family="text">
      <style:text-properties fo:font-size="10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575cm" svg:height="0.645cm" svg:x="12.292cm" svg:y="4.435cm">
          <draw:text-box>
            <text:p text:style-name="P1"><text:span text:style-name="T1">Lateral</text:span></text:p>
          </draw:text-box>
        </draw:frame>
        <draw:frame draw:style-name="gr2" draw:text-style-name="P3" draw:layer="layout" svg:width="4.482cm" svg:height="3.505cm" svg:x="11.2cm" svg:y="1.068cm">
          <draw:image xlink:href="Pictures/1000020100000280000001E0CD993F05D73AD353.png" xlink:type="simple" xlink:show="embed" xlink:actuate="onLoad">
            <text:p/>
          </draw:image>
        </draw:frame>
        <draw:path draw:style-name="gr3" draw:text-style-name="P4" draw:layer="layout" svg:width="1.07cm" svg:height="1.755cm" svg:x="12.99cm" svg:y="1.25cm" svg:viewBox="0 0 1071 1756" svg:d="M750 0c-496 782-749 1290-750 1544 254 254-254 254 254 137 254-137 279-742 496-899 69-50 190 55 254 0 65-56 34-169 41-254 7-84 0-169 0-254s58-192 0-254c-59 0-197-13-295-20z">
          <text:p/>
        </draw:path>
        <draw:path draw:style-name="gr4" draw:text-style-name="P5" draw:layer="layout" svg:width="1.032cm" svg:height="1.797cm" svg:x="12.707cm" svg:y="1.25cm" svg:viewBox="0 0 1033 1798" svg:d="M1033 0c-496 782-750 1290-749 1544 253 254-267 254-267 254 0 0-39-343 0-508 43-184 206-325 254-508 22-82 13-254 13-254 0 0-1-254 495-508 85-7 169-13 254-20z">
          <text:p/>
        </draw:path>
        <draw:path draw:style-name="gr5" draw:text-style-name="P6" draw:layer="layout" svg:width="1.095cm" svg:height="1.466cm" svg:x="11.895cm" svg:y="1.581cm" svg:viewBox="0 0 1096 1467" svg:d="M1096 197v254l-267 508c0 0 0 339 0 508-496 0-663-117-762-254-242-508 254-762 254-762 0 0 401-450 508-451 111-1 267 197 267 197z">
          <text:p/>
        </draw:path>
        <draw:path draw:style-name="gr5" draw:text-style-name="P6" draw:layer="layout" svg:width="0.821cm" svg:height="0.932cm" svg:x="13.976cm" svg:y="1.27cm" svg:viewBox="0 0 822 933" svg:d="M59 0c26 254 14 339 0 508-7 85-97 189-41 254 337 254 520 0 797 171 58-679-277-679-756-933z">
          <text:p/>
        </draw:path>
        <draw:path draw:style-name="gr3" draw:text-style-name="P4" draw:layer="layout" svg:width="0.961cm" svg:height="1.042cm" svg:x="13.369cm" svg:y="2.259cm" svg:viewBox="0 0 962 1043" svg:d="M129 535c-65 156-254 254 0 508 169-85 354-143 508-254 97-70 208-143 254-254 65-156 120-388 0-508-60-60-254 0-254 0 0 0-416 287-508 508z">
          <text:p/>
        </draw:path>
        <draw:path draw:style-name="gr3" draw:text-style-name="P4" draw:layer="layout" svg:width="1.576cm" svg:height="1.773cm" svg:x="14.006cm" svg:y="2.29cm" svg:viewBox="0 0 1577 1774" svg:d="M1016 250c1-67 0-762 508 508 152 508 0 508-762 762-254 85-762 254-762 254 0 0 508-508 1016-762 0 0-293-89-254-254 43-184 254 0 254-508z">
          <text:p/>
        </draw:path>
        <draw:path draw:style-name="gr6" draw:text-style-name="P7" draw:layer="layout" svg:width="2.285cm" svg:height="2.215cm" svg:x="12.736cm" svg:y="2.144cm" svg:viewBox="0 0 2286 2216" svg:d="M2286 396c0-421-508-508-762-254 71 0 65 352 0 508-46 111-254 254-254 254l-508 254c-508 0-762 642-762 762s139 245 254 277c336 93 677-185 1016-277 254-169 508-508 1016-762-85-85-295-79-254-254s254-87 254-508z">
          <text:p/>
        </draw:path>
        <draw:frame draw:style-name="gr7" draw:text-style-name="P1" xml:id="id1" draw:id="id1" draw:layer="layout" svg:width="4.47cm" svg:height="3.353cm" svg:x="15.656cm" svg:y="1.119cm">
          <draw:image xlink:href="Pictures/1000020100000280000001E0C5655E38E3EFB7BC.png" xlink:type="simple" xlink:show="embed" xlink:actuate="onLoad">
            <text:p/>
          </draw:image>
        </draw:frame>
        <draw:connector draw:style-name="gr8" draw:text-style-name="P1" draw:layer="layout" svg:x1="20.126cm" svg:y1="2.795cm" svg:x2="20.126cm" svg:y2="2.795cm" draw:start-shape="id1" draw:end-shape="id1" svg:d="M20126 2795z" svg:viewBox="0 0 1 1">
          <text:p/>
        </draw:connector>
        <draw:path draw:style-name="gr9" draw:text-style-name="P8" draw:layer="layout" svg:width="2.313cm" svg:height="1.321cm" svg:x="17.114cm" svg:y="2.376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1" draw:text-style-name="P2" draw:layer="layout" svg:width="1.575cm" svg:height="0.645cm" svg:x="17.193cm" svg:y="4.436cm">
          <draw:text-box>
            <text:p text:style-name="P1"><text:span text:style-name="T1">Medial</text:span></text:p>
          </draw:text-box>
        </draw:frame>
        <draw:custom-shape draw:style-name="gr10" draw:text-style-name="P10" xml:id="id4" draw:id="id4" draw:layer="layout" svg:width="1.778cm" svg:height="1.016cm" svg:x="5.634cm" svg:y="2.758cm">
          <text:p text:style-name="P9">Working</text:p>
          <text:p text:style-name="P9">Memo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3" draw:id="id3" draw:layer="layout" svg:width="1.778cm" svg:height="1.016cm" svg:x="4.318cm" svg:y="4.248cm">
          <text:p text:style-name="P9">Per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" draw:id="id2" draw:layer="layout" svg:width="1.778cm" svg:height="1.016cm" svg:x="6.919cm" svg:y="4.249cm">
          <text:p text:style-name="P9">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5" draw:id="id5" draw:layer="layout" svg:width="1.778cm" svg:height="1.016cm" svg:x="3.135cm" svg:y="2.758cm">
          <text:p text:style-name="P9">Procedural</text:p>
          <text:p text:style-name="P9">Memo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6" draw:id="id6" draw:layer="layout" svg:width="1.778cm" svg:height="1.016cm" svg:x="5.635cm" svg:y="1.263cm">
          <text:p text:style-name="P9">Long-Term</text:p>
          <text:p text:style-name="P9">Memo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type="curve" svg:x1="6.919cm" svg:y1="4.757cm" svg:x2="6.096cm" svg:y2="4.756cm" draw:start-shape="id2" draw:start-glue-point="3" draw:end-shape="id3" draw:end-glue-point="1" svg:d="M6919 4757c-616 0-205-1-823-1" svg:viewBox="0 0 824 2">
          <text:p/>
        </draw:connector>
        <draw:connector draw:style-name="gr15" draw:text-style-name="P3" draw:layer="layout" draw:type="curve" svg:x1="5.634cm" svg:y1="3.266cm" svg:x2="4.913cm" svg:y2="3.266cm" draw:start-shape="id4" draw:start-glue-point="3" draw:end-shape="id5" draw:end-glue-point="1" svg:d="M5634 3266h-721" svg:viewBox="0 0 722 1">
          <text:p/>
        </draw:connector>
        <draw:connector draw:style-name="gr15" draw:text-style-name="P3" draw:layer="layout" draw:type="curve" svg:x1="6.523cm" svg:y1="3.774cm" svg:x2="5.207cm" svg:y2="4.248cm" draw:start-shape="id4" draw:start-glue-point="2" draw:end-shape="id3" draw:end-glue-point="0" svg:d="M6523 3774c0 357-1316 120-1316 474" svg:viewBox="0 0 1317 475">
          <text:p/>
        </draw:connector>
        <draw:connector draw:style-name="gr16" draw:text-style-name="P3" draw:layer="layout" draw:type="curve" svg:x1="6.523cm" svg:y1="3.774cm" svg:x2="7.808cm" svg:y2="4.249cm" draw:start-shape="id4" draw:start-glue-point="2" draw:end-shape="id2" draw:end-glue-point="0" svg:d="M6523 3774c0 357 1285 120 1285 475" svg:viewBox="0 0 1286 476">
          <text:p/>
        </draw:connector>
        <draw:connector draw:style-name="gr15" draw:text-style-name="P3" draw:layer="layout" draw:type="curve" svg:x1="7.413cm" svg:y1="1.771cm" svg:x2="7.412cm" svg:y2="3.266cm" draw:start-shape="id6" draw:start-glue-point="1" draw:end-shape="id4" draw:end-glue-point="1" svg:d="M7413 1771c751 0 752 1495-1 1495" svg:viewBox="0 0 566 1496">
          <text:p/>
        </draw:connector>
        <draw:frame draw:style-name="gr1" draw:text-style-name="P2" draw:layer="layout" svg:width="1.575cm" svg:height="1.039cm" svg:x="11.332cm" svg:y="1.795cm">
          <draw:text-box>
            <text:p text:style-name="P1"><text:span text:style-name="T1">Dorsal</text:span></text:p>
            <text:p text:style-name="P1"><text:span text:style-name="T1">PFC</text:span></text:p>
          </draw:text-box>
        </draw:frame>
        <draw:frame draw:style-name="gr1" draw:text-style-name="P2" draw:layer="layout" svg:width="1.575cm" svg:height="0.645cm" svg:x="12.633cm" svg:y="1.296cm">
          <draw:text-box>
            <text:p text:style-name="P1"><text:span text:style-name="T1">M1</text:span></text:p>
          </draw:text-box>
        </draw:frame>
        <draw:frame draw:style-name="gr1" draw:text-style-name="P2" draw:layer="layout" svg:width="1.575cm" svg:height="0.645cm" svg:x="13.234cm" svg:y="1.497cm">
          <draw:text-box>
            <text:p text:style-name="P1"><text:span text:style-name="T1">S1</text:span></text:p>
          </draw:text-box>
        </draw:frame>
        <draw:frame draw:style-name="gr1" draw:text-style-name="P2" draw:layer="layout" svg:width="1.575cm" svg:height="0.645cm" svg:x="13.435cm" svg:y="2.398cm">
          <draw:text-box>
            <text:p text:style-name="P1"><text:span text:style-name="T1">A1</text:span></text:p>
          </draw:text-box>
        </draw:frame>
        <draw:frame draw:style-name="gr1" draw:text-style-name="P2" draw:layer="layout" svg:width="1.575cm" svg:height="1.039cm" svg:x="14.536cm" svg:y="2.799cm">
          <draw:text-box>
            <text:p text:style-name="P1"><text:span text:style-name="T1">Visual Cortex</text:span></text:p>
          </draw:text-box>
        </draw:frame>
        <draw:frame draw:style-name="gr17" draw:text-style-name="P2" draw:layer="layout" svg:width="2.103cm" svg:height="1.039cm" svg:x="12.937cm" svg:y="3cm">
          <draw:text-box>
            <text:p text:style-name="P1"><text:span text:style-name="T1">Temporal</text:span></text:p>
            <text:p text:style-name="P1"><text:span text:style-name="T1">Cortex</text:span></text:p>
          </draw:text-box>
        </draw:frame>
        <draw:frame draw:style-name="gr18" draw:text-style-name="P2" draw:layer="layout" svg:width="2.786cm" svg:height="0.645cm" svg:x="16.864cm" svg:y="2.601cm">
          <draw:text-box>
            <text:p text:style-name="P1"><text:span text:style-name="T1">Basal Ganglia</text:span></text:p>
          </draw:text-box>
        </draw:frame>
        <draw:frame draw:style-name="gr1" draw:text-style-name="P16" draw:layer="layout" svg:width="1.169cm" svg:height="0.645cm" svg:x="3.302cm" svg:y="1.133cm">
          <draw:text-box>
            <text:p text:style-name="P15"><text:span text:style-name="T1">(A)</text:span></text:p>
          </draw:text-box>
        </draw:frame>
        <draw:frame draw:style-name="gr1" draw:text-style-name="P16" draw:layer="layout" svg:width="1.169cm" svg:height="0.645cm" svg:x="10.703cm" svg:y="1.134cm">
          <draw:text-box>
            <text:p text:style-name="P15"><text:span text:style-name="T1">(B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4.482cm" svg:height="3.505cm" svg:x="2.734cm" svg:y="0.901cm">
          <draw:image xlink:href="Pictures/1000020100000280000001E0CD993F05D73AD353.png" xlink:type="simple" xlink:show="embed" xlink:actuate="onLoad">
            <text:p/>
          </draw:image>
        </draw:frame>
        <draw:custom-shape draw:style-name="gr20" draw:text-style-name="P18" xml:id="id7" draw:id="id7" draw:layer="layout" svg:width="0.647cm" svg:height="0.629cm" svg:x="6.368cm" svg:y="2.784cm">
          <text:p text:style-name="P1"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" draw:id="id11" draw:layer="layout" svg:width="0.648cm" svg:height="0.629cm" svg:x="4.577cm" svg:y="1.021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" draw:id="id8" draw:layer="layout" svg:width="0.648cm" svg:height="0.63cm" svg:x="3.532cm" svg:y="1.649cm">
          <text:p text:style-name="P1"><text:span text:style-name="T3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9" draw:id="id9" draw:layer="layout" svg:width="0.648cm" svg:height="0.628cm" svg:x="4.826cm" svg:y="3.053cm">
          <text:p text:style-name="P1"><text:span text:style-name="T3">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0" draw:id="id10" draw:layer="layout" svg:width="0.648cm" svg:height="0.63cm" svg:x="4.5cm" svg:y="2.232cm">
          <text:p text:style-name="P1"><text:span text:style-name="T3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svg:x1="6.692cm" svg:y1="2.784cm" svg:x2="4.18cm" svg:y2="1.964cm" draw:start-shape="id7" draw:start-glue-point="4" draw:end-shape="id8" draw:end-glue-point="10" svg:d="M6692 2784c0-547-837-820-2512-820" svg:viewBox="0 0 2513 821">
          <text:p/>
        </draw:connector>
        <draw:connector draw:style-name="gr15" draw:text-style-name="P3" draw:layer="layout" draw:type="curve" svg:x1="4.826cm" svg:y1="3.367cm" svg:x2="3.627cm" svg:y2="2.187cm" draw:start-shape="id9" draw:start-glue-point="6" draw:end-shape="id8" draw:end-glue-point="7" svg:d="M4826 3367c-800 0-1199-393-1199-1180" svg:viewBox="0 0 1200 1181">
          <text:p/>
        </draw:connector>
        <draw:connector draw:style-name="gr15" draw:text-style-name="P3" draw:layer="layout" draw:type="curve" svg:x1="4.5cm" svg:y1="2.547cm" svg:x2="3.856cm" svg:y2="2.279cm" draw:start-shape="id10" draw:start-glue-point="6" draw:end-shape="id8" draw:end-glue-point="8" svg:d="M4500 2547c-430 0-644-89-644-268" svg:viewBox="0 0 645 269">
          <text:p/>
        </draw:connector>
        <draw:connector draw:style-name="gr23" draw:text-style-name="P3" draw:layer="layout" draw:type="curve" svg:x1="4.577cm" svg:y1="1.336cm" svg:x2="3.856cm" svg:y2="1.649cm" draw:start-shape="id11" draw:start-glue-point="6" draw:end-shape="id8" draw:end-glue-point="4" svg:d="M4577 1336c-481 0-721 104-721 313" svg:viewBox="0 0 722 314">
          <text:p/>
        </draw:connector>
        <draw:connector draw:style-name="gr15" draw:text-style-name="P3" draw:layer="layout" draw:type="curve" svg:x1="6.921cm" svg:y1="2.876cm" svg:x2="5.225cm" svg:y2="1.336cm" draw:start-shape="id7" draw:start-glue-point="11" draw:end-shape="id11" draw:end-glue-point="10" svg:d="M6921 2876c0-1027-565-1540-1696-1540" svg:viewBox="0 0 1697 1541">
          <text:p/>
        </draw:connector>
        <draw:frame draw:style-name="gr24" draw:text-style-name="P2" draw:layer="layout" svg:width="1.669cm" svg:height="0.645cm" svg:x="4.135cm" svg:y="0.508cm">
          <draw:text-box>
            <text:p text:style-name="P1"><text:span text:style-name="T1">Action</text:span></text:p>
          </draw:text-box>
        </draw:frame>
        <draw:frame draw:style-name="gr25" draw:text-style-name="P2" draw:layer="layout" svg:width="1.87cm" svg:height="1.045cm" svg:x="2.286cm" svg:y="0.741cm">
          <draw:text-box>
            <text:p text:style-name="P1"><text:span text:style-name="T1">Working</text:span></text:p>
            <text:p text:style-name="P1"><text:span text:style-name="T1">Memory</text:span></text:p>
          </draw:text-box>
        </draw:frame>
        <draw:frame draw:style-name="gr1" draw:text-style-name="P2" draw:layer="layout" svg:width="2.419cm" svg:height="0.645cm" svg:x="5.474cm" svg:y="3.419cm">
          <draw:text-box>
            <text:p text:style-name="P1"><text:span text:style-name="T1">Perception</text:span></text:p>
          </draw:text-box>
        </draw:frame>
        <draw:frame draw:style-name="gr26" draw:text-style-name="P2" draw:layer="layout" svg:width="2.356cm" svg:height="1.039cm" svg:x="3.956cm" svg:y="3.514cm">
          <draw:text-box>
            <text:p text:style-name="P1"><text:span text:style-name="T1">Long-Term</text:span></text:p>
            <text:p text:style-name="P1"><text:span text:style-name="T1">Memory</text:span></text:p>
          </draw:text-box>
        </draw:frame>
        <draw:frame draw:style-name="gr27" draw:text-style-name="P20" draw:layer="layout" svg:width="2.325cm" svg:height="1.673cm" svg:x="4.691cm" svg:y="1.85cm">
          <draw:text-box>
            <text:p text:style-name="P1"><text:span text:style-name="T4">Procedural</text:span></text:p>
            <text:p text:style-name="P1"><text:span text:style-name="T4">Memory</text:span></text:p>
          </draw:text-box>
        </draw:frame>
        <draw:frame draw:style-name="gr2" draw:text-style-name="P3" draw:layer="layout" svg:width="4.482cm" svg:height="3.505cm" svg:x="12.7cm" svg:y="1.067cm">
          <draw:image xlink:href="Pictures/1000020100000280000001E0CD993F05D73AD353.png" xlink:type="simple" xlink:show="embed" xlink:actuate="onLoad">
            <text:p/>
          </draw:image>
        </draw:frame>
        <draw:path draw:style-name="gr8" draw:text-style-name="P1" draw:layer="layout" svg:width="1.177cm" svg:height="1.816cm" svg:x="14.428cm" svg:y="1.238cm" svg:viewBox="0 0 1178 1817" svg:d="M812 32c-161 100-127 254-254 508s-455 791-508 1016-78 221 0 254c111 45 164-129 254-254s129-334 254-508 446-358 508-508 0-169 0-254 254-215 0-254-182-45-254 0z">
          <text:p/>
        </draw:path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1:58:15.863853502</meta:creation-date>
    <dc:date>2019-02-11T22:34:30.540507545</dc:date>
    <meta:editing-duration>PT1H28M40S</meta:editing-duration>
    <meta:editing-cycles>31</meta:editing-cycles>
    <meta:generator>LibreOffice/6.0.7.3$Linux_X86_64 LibreOffice_project/00m0$Build-3</meta:generator>
    <meta:document-statistic meta:object-count="75"/>
  </office:meta>
</office:document-meta>
</file>